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sandTestRestuls" style:family="table">
      <style:table-properties style:width="6.959in" fo:margin-left="-0.0181in" table:align="left"/>
    </style:style>
    <style:style style:name="VersionsandTestRestuls.A" style:family="table-column">
      <style:table-column-properties style:column-width="3.6847in"/>
    </style:style>
    <style:style style:name="VersionsandTestRestuls.B" style:family="table-column">
      <style:table-column-properties style:column-width="1.8028in"/>
    </style:style>
    <style:style style:name="VersionsandTestRestuls.C" style:family="table-column">
      <style:table-column-properties style:column-width="1.4715in"/>
    </style:style>
    <style:style style:name="VersionsandTestRestuls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sionsandTestRestuls.C1" style:family="table-cell">
      <style:table-cell-properties fo:padding="0.0382in" fo:border="0.05pt solid #000000"/>
    </style:style>
    <style:style style:name="VersionsandTestRestuls.A2" style:family="table-cell">
      <style:table-cell-properties fo:padding="0.0382in" fo:border-left="0.05pt solid #000000" fo:border-right="none" fo:border-top="none" fo:border-bottom="0.05pt solid #000000"/>
    </style:style>
    <style:style style:name="VersionsandTestRestul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3cefd" officeooo:paragraph-rsid="0003cefd"/>
    </style:style>
    <style:style style:name="P2" style:family="paragraph" style:parent-style-name="Standard">
      <style:text-properties officeooo:rsid="00003d3f" officeooo:paragraph-rsid="00003d3f"/>
    </style:style>
    <style:style style:name="P3" style:family="paragraph" style:parent-style-name="Standard">
      <style:paragraph-properties fo:text-align="start" style:justify-single-word="false"/>
      <style:text-properties officeooo:rsid="00003d3f" officeooo:paragraph-rsid="00072562"/>
    </style:style>
    <style:style style:name="P4" style:family="paragraph" style:parent-style-name="Standard">
      <style:text-properties officeooo:rsid="000144b8" officeooo:paragraph-rsid="000144b8"/>
    </style:style>
    <style:style style:name="P5" style:family="paragraph" style:parent-style-name="Standard">
      <style:text-properties fo:font-size="18pt" officeooo:rsid="00003d3f" officeooo:paragraph-rsid="00003d3f" style:font-size-asian="18pt" style:font-size-complex="18pt"/>
    </style:style>
    <style:style style:name="P6" style:family="paragraph" style:parent-style-name="Standard">
      <style:text-properties fo:font-weight="bold" officeooo:rsid="0003cefd" officeooo:paragraph-rsid="0003cefd" style:font-weight-asian="bold" style:font-weight-complex="bold"/>
    </style:style>
    <style:style style:name="P7" style:family="paragraph" style:parent-style-name="Standard">
      <style:text-properties fo:font-size="16pt" officeooo:rsid="00003d3f" officeooo:paragraph-rsid="00003d3f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officeooo:rsid="00003d3f" officeooo:paragraph-rsid="00003d3f"/>
    </style:style>
    <style:style style:name="P9" style:family="paragraph" style:parent-style-name="Table_20_Contents">
      <style:paragraph-properties fo:text-align="start" style:justify-single-word="false"/>
      <style:text-properties officeooo:rsid="00003d3f" officeooo:paragraph-rsid="0005df78"/>
    </style:style>
    <style:style style:name="P10" style:family="paragraph" style:parent-style-name="Table_20_Contents">
      <style:paragraph-properties fo:text-align="start" style:justify-single-word="false"/>
      <style:text-properties officeooo:rsid="000144b8" officeooo:paragraph-rsid="00072562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Heading">
      <style:paragraph-properties fo:text-align="center" style:justify-single-word="false"/>
      <style:text-properties officeooo:rsid="00003d3f" officeooo:paragraph-rsid="00003d3f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5df78" officeooo:paragraph-rsid="0005df7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5df78" officeooo:paragraph-rsid="0005df78"/>
    </style:style>
    <style:style style:name="P15" style:family="paragraph" style:parent-style-name="Standard">
      <style:paragraph-properties fo:text-align="start" style:justify-single-word="false"/>
      <style:text-properties officeooo:rsid="00072562" officeooo:paragraph-rsid="000b82ed"/>
    </style:style>
    <style:style style:name="P16" style:family="paragraph" style:parent-style-name="Table_20_Heading">
      <style:paragraph-properties fo:text-align="start" style:justify-single-word="false"/>
      <style:text-properties officeooo:rsid="0005df78" officeooo:paragraph-rsid="0005df78"/>
    </style:style>
    <style:style style:name="P17" style:family="paragraph" style:parent-style-name="Table_20_Contents">
      <style:paragraph-properties fo:text-align="start" style:justify-single-word="false"/>
      <style:text-properties officeooo:rsid="0005df78" officeooo:paragraph-rsid="0005df78"/>
    </style:style>
    <style:style style:name="P18" style:family="paragraph" style:parent-style-name="Table_20_Contents">
      <style:paragraph-properties fo:text-align="start" style:justify-single-word="false"/>
      <style:text-properties officeooo:rsid="00072562" officeooo:paragraph-rsid="00072562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003d3f" officeooo:paragraph-rsid="000b82ed"/>
    </style:style>
    <style:style style:name="P21" style:family="paragraph">
      <style:paragraph-properties fo:text-align="center"/>
    </style:style>
    <style:style style:name="T1" style:family="text">
      <style:text-properties officeooo:rsid="0008cc9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officeooo:rsid="0005df78" style:font-weight-asian="bold" style:font-weight-complex="bold"/>
    </style:style>
    <style:style style:name="T5" style:family="text">
      <style:text-properties fo:font-weight="bold" officeooo:rsid="00098b7f" style:font-weight-asian="bold" style:font-weight-complex="bold"/>
    </style:style>
    <style:style style:name="T6" style:family="text">
      <style:text-properties officeooo:rsid="0005df78"/>
    </style:style>
    <style:style style:name="T7" style:family="text">
      <style:text-properties officeooo:rsid="00072562"/>
    </style:style>
    <style:style style:name="T8" style:family="text">
      <style:text-properties officeooo:rsid="00098b7f"/>
    </style:style>
    <style:style style:name="T9" style:family="text">
      <style:text-properties officeooo:rsid="000b82ed"/>
    </style:style>
    <style:style style:name="T10" style:family="text">
      <style:text-properties officeooo:rsid="00099687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SRC</text:span><text:span text:style-name="T4"> Assembly Procedure</text:span> <text:s text:c="8"/><text:span text:style-name="T2">Humanistic Robotics, Inc.</text:span></text:p>
      <text:p text:style-name="P2"><draw:rect text:anchor-type="paragraph" draw:z-index="0" draw:style-name="gr1" draw:text-style-name="P21" svg:width="6.9776in" svg:height="0.7551in" svg:x="-0.0346in" svg:y="0.1354in"><text:p/></draw:rect></text:p>
      <text:p text:style-name="P4"><text:span text:style-name="T6">PO</text:span> Number:<text:tab/><text:tab/><text:span text:style-name="T3">_______________________________________________</text:span></text:p>
      <text:p text:style-name="P4"><text:span text:style-name="T6">Serial Number</text:span>:<text:tab/><text:span text:style-name="T3">_______________________________________________</text:span></text:p>
      <text:p text:style-name="P7"/>
      <text:p text:style-name="P2"/>
      <table:table table:name="VersionsandTestRestuls" table:style-name="VersionsandTestRestuls">
        <table:table-column table:style-name="VersionsandTestRestuls.A"/>
        <table:table-column table:style-name="VersionsandTestRestuls.B"/>
        <table:table-column table:style-name="VersionsandTestRestuls.C"/>
        <table:table-header-rows>
          <table:table-row>
            <table:table-cell table:style-name="VersionsandTestRestuls.A1" office:value-type="string">
              <text:p text:style-name="P13">Step</text:p>
            </table:table-cell>
            <table:table-cell table:style-name="VersionsandTestRestuls.A1" office:value-type="string">
              <text:p text:style-name="P16">Notes / Versions</text:p>
            </table:table-cell>
            <table:table-cell table:style-name="VersionsandTestRestuls.C1" office:value-type="string">
              <text:p text:style-name="P12">Operator Initial</text:p>
            </table:table-cell>
          </table:table-row>
        </table:table-header-rows>
        <table:table-row>
          <table:table-cell table:style-name="VersionsandTestRestuls.A2" office:value-type="string">
            <text:p text:style-name="P14">Perform required board mods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5">Mount radio to <text:span text:style-name="T9">b</text:span>oard <text:span text:style-name="T6">(if applicable)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Program uC <text:span text:style-name="T6">Bootloader using JTAG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Program uC <text:span text:style-name="T6">Setup Firmware using bootloader / USB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7">Use setup program to write Configurations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6">- </text:span>Serial Number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<text:s text:c="3"/><text:span text:style-name="T6">- </text:span>Radio Network ID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6">- Radio Power Level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6">- Wireless SW Configuration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20">Program uC <text:span text:style-name="T10">Application</text:span><text:span text:style-name="T6"> Firmware using bootloader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8">Assemble top of <text:span text:style-name="T9">SRC</text:span> w/ <text:span text:style-name="T9">board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8">Assemble bottom of <text:span text:style-name="T9">SRC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20"><text:span text:style-name="T9">Perform functional test on SRC before sealing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8">Assemble top/bottom of <text:span text:style-name="T9">SRC</text:span> into final product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8">Perform qualification tests on assembled unit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0"><text:span text:style-name="T7">Perform f</text:span>inal <text:span text:style-name="T7">i</text:span>nspection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</table:table>
      <text:p text:style-name="P2"><draw:rect text:anchor-type="paragraph" draw:z-index="1" draw:style-name="gr1" draw:text-style-name="P21" svg:width="6.9776in" svg:height="2.765in" svg:x="-0.0346in" svg:y="0.1354in"><text:p/></draw:rect></text:p>
      <text:p text:style-name="P6"><text:span text:style-name="T7">Notes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cefd" officeooo:paragraph-rsid="0003cefd"/>
    </style:style>
    <style:style style:name="MT1" style:family="text">
      <style:text-properties officeooo:rsid="00098b7f"/>
    </style:style>
    <style:style style:name="MT2" style:family="text">
      <style:text-properties officeooo:rsid="0008cc9e"/>
    </style:style>
    <style:page-layout style:name="Mpm1">
      <style:page-layout-properties fo:page-width="8.5in" fo:page-height="11in" style:num-format="1" style:print-orientation="portrait" fo:margin-top="0.65in" fo:margin-bottom="0.65in" fo:margin-left="0.7098in" fo:margin-right="0.7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umanistic Robotics, Inc.<text:tab/><text:tab/>IFM-00<text:span text:style-name="MT1">4</text:span>-00</text:p>
        <text:p text:style-name="MP1"><text:tab/><text:tab/>1/<text:span text:style-name="MT2">20</text:span>/<text:span text:style-name="MT2"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7:35.719187000</meta:creation-date>
    <dc:date>2014-01-20T13:56:55</dc:date>
    <meta:editing-duration>PT19M53S</meta:editing-duration>
    <meta:editing-cycles>10</meta:editing-cycles>
    <meta:generator>LibreOffice/3.6$MacOSX_x86 LibreOffice_project/2ef5aff-a6fb0ff-166bdff-cf087ad-0f1389</meta:generator>
    <meta:print-date>2013-10-16T11:01:40.769703000</meta:print-date>
    <meta:document-statistic meta:table-count="1" meta:image-count="0" meta:object-count="0" meta:page-count="1" meta:paragraph-count="25" meta:word-count="107" meta:character-count="799" meta:non-whitespace-character-count="693"/>
  </office:meta>
</office:document-meta>
</file>